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8124" officeooo:paragraph-rsid="001b8124"/>
    </style:style>
    <style:style style:name="P2" style:family="paragraph" style:parent-style-name="Standard">
      <style:text-properties officeooo:rsid="001c7b73" officeooo:paragraph-rsid="001c7b73"/>
    </style:style>
    <style:style style:name="P3" style:family="paragraph" style:parent-style-name="Standard">
      <style:text-properties officeooo:rsid="001dd9c3" officeooo:paragraph-rsid="001dd9c3"/>
    </style:style>
    <style:style style:name="P4" style:family="paragraph" style:parent-style-name="Standard">
      <style:text-properties officeooo:paragraph-rsid="001dd9c3"/>
    </style:style>
    <style:style style:name="P5" style:family="paragraph" style:parent-style-name="Standard">
      <style:text-properties officeooo:rsid="001e0fd3" officeooo:paragraph-rsid="001e0fd3"/>
    </style:style>
    <style:style style:name="P6" style:family="paragraph" style:parent-style-name="Standard">
      <style:text-properties officeooo:rsid="001edfb0" officeooo:paragraph-rsid="001edfb0"/>
    </style:style>
    <style:style style:name="P7" style:family="paragraph" style:parent-style-name="Standard">
      <style:text-properties officeooo:rsid="001f2b5e" officeooo:paragraph-rsid="001f2b5e"/>
    </style:style>
    <style:style style:name="P8" style:family="paragraph" style:parent-style-name="Standard">
      <style:text-properties officeooo:paragraph-rsid="001f2b5e"/>
    </style:style>
    <style:style style:name="P9" style:family="paragraph" style:parent-style-name="Standard">
      <style:text-properties officeooo:rsid="00219c2d" officeooo:paragraph-rsid="00219c2d"/>
    </style:style>
    <style:style style:name="P10" style:family="paragraph" style:parent-style-name="Standard">
      <style:text-properties officeooo:rsid="00231041" officeooo:paragraph-rsid="00231041"/>
    </style:style>
    <style:style style:name="P11" style:family="paragraph" style:parent-style-name="Standard">
      <style:text-properties officeooo:rsid="0023436a" officeooo:paragraph-rsid="0023436a"/>
    </style:style>
    <style:style style:name="P12" style:family="paragraph" style:parent-style-name="Standard">
      <style:text-properties officeooo:rsid="0023d89a" officeooo:paragraph-rsid="0023d89a"/>
    </style:style>
    <style:style style:name="T1" style:family="text">
      <style:text-properties officeooo:rsid="001cb938"/>
    </style:style>
    <style:style style:name="T2" style:family="text">
      <style:text-properties officeooo:rsid="001dd9c3"/>
    </style:style>
    <style:style style:name="T3" style:family="text">
      <style:text-properties officeooo:rsid="001edfb0"/>
    </style:style>
    <style:style style:name="T4" style:family="text">
      <style:text-properties officeooo:rsid="001f2b5e"/>
    </style:style>
    <style:style style:name="T5" style:family="text">
      <style:text-properties officeooo:rsid="00231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xtract download sequence to it’s own location, make sure to keep the original folder name!</text:p>
      <text:p text:style-name="P1">2. Open xLights, change show folder to the downloaded one.</text:p>
      <text:p text:style-name="P1">3. Render All.</text:p>
      <text:p text:style-name="P1">4. See if it plays.</text:p>
      <text:p text:style-name="P1">5. Run ‘<text:span text:style-name="T3">Tools → </text:span>Check Sequence’.</text:p>
      <text:p text:style-name="P2">6. Save!</text:p>
      <text:p text:style-name="P2">7. <text:span text:style-name="T1">Figure out which of his/her props map well to my own props</text:span></text:p>
      <text:p text:style-name="P3">a. Find the names of good props in the layout tab</text:p>
      <text:p text:style-name="P4"><text:span text:style-name="T2">b. Make a list of them and a corresponding prop in my layout</text:span></text:p>
      <text:p text:style-name="P3">8. Go back to my show folder.</text:p>
      <text:p text:style-name="P5">9. Create NEW musical sequence, choose the audio file.</text:p>
      <text:p text:style-name="P5">10. <text:span text:style-name="T3">Run Import → Import Effects</text:span></text:p>
      <text:p text:style-name="P6">11. <text:span text:style-name="T4">Drag-Drop his/her props on right onto my similar props on left</text:span></text:p>
      <text:p text:style-name="P7">a. Note: Can also drag-drop up and down within my list to reposition</text:p>
      <text:p text:style-name="P8"><text:span text:style-name="T4">12. Save Mapping (suggested location: where the original imported sequence is)</text:span></text:p>
      <text:p text:style-name="P9">13. Click OK [To do the import].</text:p>
      <text:p text:style-name="P9">14. <text:span text:style-name="T5">Verify stuff came into my models/channels as expected.</text:span></text:p>
      <text:p text:style-name="P10">15. Render All.</text:p>
      <text:p text:style-name="P10">16. Play. <text:s/>View Results.</text:p>
      <text:p text:style-name="P11">17. Correct and Modify as necessary.</text:p>
      <text:p text:style-name="P11">a. Can run Import again if required.</text:p>
      <text:p text:style-name="P11">18. Render All before playing changes.</text:p>
      <text:p text:style-name="P12">19. Save as my own sequence in my own show folder.</text:p>
      <text:p text:style-name="P12">20. Continue working on it, saving occaisionally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20:50:17.890000000</meta:creation-date>
    <dc:date>2019-09-26T23:00:15.819000000</dc:date>
    <meta:editing-duration>PT1H28M54S</meta:editing-duration>
    <meta:editing-cycles>3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24" meta:word-count="197" meta:character-count="1059" meta:non-whitespace-character-count="885"/>
  </office:meta>
</office:document-meta>
</file>